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Tahoma1" svg:font-family="Tahoma"/>
    <style:font-face style:name="courier" svg:font-family="courier, monospace"/>
    <style:font-face style:name="var bs-font-monospace" svg:font-family="'var bs-font-monospace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1c1c1c"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1c1c1c" style:font-name="Times New Roman" fo:font-size="14pt" fo:background-color="#ffff00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fo:background-color="#ffff00" style:font-size-asian="14pt" style:font-size-complex="14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background-color="#ffff00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color="#1c1c1c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color="#1c1c1c"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color="#1c1c1c" style:font-name="Times New Roman" fo:font-size="14pt" fo:background-color="#ffff00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color="#1c1c1c" fo:background-color="#ffff00"/>
    </style:style>
    <style:style style:name="P10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1c1c1c" style:font-name="Times New Roman" fo:font-size="14pt" fo:letter-spacing="normal" fo:font-style="normal" fo:font-weight="bold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1c1c1c" style:font-name="Times New Roman" fo:font-size="14pt" fo:letter-spacing="normal" fo:font-style="normal" fo:font-weight="bold" fo:background-color="#ffff00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c1c" style:font-name="Times New Roman" fo:font-size="14pt" fo:letter-spacing="normal" fo:font-style="normal" fo:font-weight="normal" style:font-size-asian="14pt" style:font-size-complex="14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.132cm" fo:margin-bottom="0.132cm" fo:orphans="2" fo:widows="2" fo:text-indent="0cm" style:auto-text-indent="false"/>
    </style:style>
    <style:style style:name="T1" style:family="text">
      <style:text-properties fo:font-variant="normal" fo:text-transform="none" fo:color="#c397d8" style:font-name="courier" fo:font-size="10.5pt" fo:letter-spacing="normal" fo:font-style="normal" fo:font-weight="normal"/>
    </style:style>
    <style:style style:name="T2" style:family="text">
      <style:text-properties fo:font-variant="normal" fo:text-transform="none" fo:color="#c397d8" fo:font-size="10.5pt" fo:letter-spacing="normal" fo:font-style="normal" fo:font-weight="normal"/>
    </style:style>
    <style:style style:name="T3" style:family="text">
      <style:text-properties fo:font-variant="normal" fo:text-transform="none" fo:color="#c397d8" fo:letter-spacing="normal" fo:font-style="normal" fo:font-weight="normal"/>
    </style:style>
    <style:style style:name="T4" style:family="text">
      <style:text-properties fo:font-variant="normal" fo:text-transform="none" fo:color="#eaeaea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fo:color="#eaeaea" fo:letter-spacing="normal"/>
    </style:style>
    <style:style style:name="T6" style:family="text">
      <style:text-properties fo:font-variant="normal" fo:text-transform="none" fo:color="#e78c45" style:font-name="courier" fo:font-size="10.5pt" fo:letter-spacing="normal" fo:font-style="normal" fo:font-weight="normal"/>
    </style:style>
    <style:style style:name="T7" style:family="text">
      <style:text-properties fo:font-variant="normal" fo:text-transform="none" fo:color="#1c1c1c" style:font-name="courier" fo:font-size="10.5pt" fo:letter-spacing="normal" fo:font-style="normal" fo:font-weight="normal"/>
    </style:style>
    <style:style style:name="T8" style:family="text">
      <style:text-properties fo:font-variant="normal" fo:text-transform="none" fo:color="#1c1c1c" style:font-name="courier" fo:font-size="12pt" fo:letter-spacing="normal" fo:font-style="normal" fo:font-weight="normal"/>
    </style:style>
    <style:style style:name="T9" style:family="text">
      <style:text-properties fo:font-variant="normal" fo:text-transform="none" fo:color="#1c1c1c" style:font-name="courier" fo:font-size="12pt" fo:letter-spacing="normal" fo:font-style="normal" fo:font-weight="bold"/>
    </style:style>
    <style:style style:name="T10" style:family="text">
      <style:text-properties fo:font-variant="normal" fo:text-transform="none" fo:color="#1c1c1c" fo:letter-spacing="normal"/>
    </style:style>
    <style:style style:name="T11" style:family="text">
      <style:text-properties fo:font-variant="normal" fo:text-transform="none" fo:color="#1c1c1c" fo:letter-spacing="normal" fo:font-style="normal" fo:font-weight="normal"/>
    </style:style>
    <style:style style:name="T12" style:family="text">
      <style:text-properties fo:font-variant="normal" fo:text-transform="none" fo:color="#1c1c1c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1c1c1c" style:font-name="var bs-font-monospace" fo:font-size="12pt" fo:letter-spacing="normal" fo:font-style="normal" fo:font-weight="normal"/>
    </style:style>
    <style:style style:name="T14" style:family="text">
      <style:text-properties fo:font-variant="normal" fo:text-transform="none" fo:color="#1c1c1c" fo:font-size="12pt" fo:letter-spacing="normal" fo:font-style="normal" fo:font-weight="normal"/>
    </style:style>
    <style:style style:name="T15" style:family="text">
      <style:text-properties fo:font-variant="normal" fo:text-transform="none" fo:color="#1c1c1c" fo:font-size="12pt" fo:letter-spacing="normal" fo:font-style="normal" fo:font-weight="bold"/>
    </style:style>
    <style:style style:name="T16" style:family="text">
      <style:text-properties fo:font-variant="normal" fo:text-transform="none" fo:color="#1c1c1c" style:font-name="Bahnschrift Light1" fo:font-size="12pt" fo:letter-spacing="normal" fo:font-style="normal" fo:font-weight="normal"/>
    </style:style>
    <style:style style:name="T17" style:family="text">
      <style:text-properties fo:font-variant="normal" fo:text-transform="none" fo:color="#1c1c1c" fo:font-size="10.5pt" fo:letter-spacing="normal" fo:font-style="normal" fo:font-weight="normal"/>
    </style:style>
    <style:style style:name="T18" style:family="text">
      <style:text-properties fo:font-variant="normal" fo:text-transform="none" fo:color="#1c1c1c" style:font-name="Times New Roman" fo:font-size="12pt" fo:letter-spacing="normal" fo:font-style="normal" fo:font-weight="normal"/>
    </style:style>
    <style:style style:name="T19" style:family="text">
      <style:text-properties fo:font-variant="normal" fo:text-transform="none" fo:color="#1c1c1c" style:font-name="Times New Roman" fo:font-size="12pt" fo:letter-spacing="normal" fo:font-style="normal" fo:font-weight="bold"/>
    </style:style>
    <style:style style:name="T20" style:family="text">
      <style:text-properties fo:font-variant="normal" fo:text-transform="none" fo:color="#1c1c1c" style:font-name="Times New Roman" fo:letter-spacing="normal" fo:font-style="normal" fo:font-weight="normal"/>
    </style:style>
    <style:style style:name="T21" style:family="text">
      <style:text-properties fo:font-variant="normal" fo:text-transform="none" fo:color="#1c1c1c" style:font-name="Times New Roman" fo:letter-spacing="normal" fo:font-style="normal" fo:font-weight="bold"/>
    </style:style>
    <style:style style:name="T22" style:family="text">
      <style:text-properties fo:font-variant="normal" fo:text-transform="none" fo:color="#1c1c1c" style:font-name="Times New Roman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1c1c1c" style:font-name="Times New Roman" fo:font-size="14pt" fo:letter-spacing="normal" fo:font-style="normal" fo:font-weight="bold" style:font-size-asian="14pt" style:font-size-complex="14pt"/>
    </style:style>
    <style:style style:name="T24" style:family="text">
      <style:text-properties fo:font-variant="normal" fo:text-transform="none" style:font-name="courier" fo:font-size="10.5pt" fo:letter-spacing="normal" fo:font-style="normal" fo:font-weight="normal"/>
    </style:style>
    <style:style style:name="T25" style:family="text">
      <style:text-properties fo:font-variant="normal" fo:text-transform="none" style:font-name="courier" fo:font-size="12pt" fo:letter-spacing="normal" fo:font-style="normal" fo:font-weight="normal"/>
    </style:style>
    <style:style style:name="T26" style:family="text">
      <style:text-properties fo:font-variant="normal" fo:text-transform="none" style:font-name="courier" fo:font-size="12pt" fo:letter-spacing="normal" fo:font-style="normal" fo:font-weight="bold"/>
    </style:style>
    <style:style style:name="T27" style:family="text">
      <style:text-properties fo:font-variant="normal" fo:text-transform="none" fo:color="#b9ca4a" style:font-name="courier" fo:font-size="10.5pt" fo:letter-spacing="normal" fo:font-style="normal" fo:font-weight="normal"/>
    </style:style>
    <style:style style:name="T28" style:family="text">
      <style:text-properties fo:font-variant="normal" fo:text-transform="none" style:font-name="SFMono-Regular" fo:font-size="10.5pt" fo:letter-spacing="normal" fo:font-style="normal" fo:font-weight="normal"/>
    </style:style>
    <style:style style:name="T29" style:family="text">
      <style:text-properties fo:font-variant="normal" fo:text-transform="none" fo:color="#ffffff" style:font-name="courier" fo:font-size="12pt" fo:letter-spacing="normal" fo:font-style="normal" fo:font-weight="normal"/>
    </style:style>
    <style:style style:name="T30" style:family="text">
      <style:text-properties fo:font-variant="normal" fo:text-transform="none" fo:color="#ffffff" style:font-name="courier" fo:font-size="12pt" fo:letter-spacing="normal" fo:font-style="normal" fo:font-weight="bold"/>
    </style:style>
    <style:style style:name="T31" style:family="text">
      <style:text-properties fo:font-variant="normal" fo:text-transform="none" fo:color="#ffffff" style:font-name="var bs-font-monospace" fo:font-size="12pt" fo:letter-spacing="normal" fo:font-style="normal" fo:font-weight="normal"/>
    </style:style>
    <style:style style:name="T32" style:family="text">
      <style:text-properties fo:font-variant="normal" fo:text-transform="none" fo:color="#ffffff" fo:font-size="12pt" fo:letter-spacing="normal" fo:font-style="normal" fo:font-weight="normal"/>
    </style:style>
    <style:style style:name="T33" style:family="text">
      <style:text-properties fo:font-variant="normal" fo:text-transform="none" fo:color="#ffffff" style:font-name="Bahnschrift Light1" fo:font-size="12pt" fo:letter-spacing="normal" fo:font-style="normal" fo:font-weight="normal"/>
    </style:style>
    <style:style style:name="T34" style:family="text">
      <style:text-properties fo:font-variant="normal" fo:text-transform="none" fo:color="#ffffff" fo:letter-spacing="normal"/>
    </style:style>
    <style:style style:name="T35" style:family="text">
      <style:text-properties fo:font-variant="normal" fo:text-transform="none" fo:color="#ffffff" style:font-name="Times New Roman" fo:font-size="12pt" fo:letter-spacing="normal" fo:font-style="normal" fo:font-weight="normal"/>
    </style:style>
    <style:style style:name="T36" style:family="text">
      <style:text-properties fo:font-variant="normal" fo:text-transform="none" fo:color="#ffffff" style:font-name="Times New Roman" fo:letter-spacing="normal" fo:font-style="normal" fo:font-weight="normal"/>
    </style:style>
    <style:style style:name="T37" style:family="text">
      <style:text-properties fo:font-variant="normal" fo:text-transform="none" fo:color="#ffffff" style:font-name="Times New Roman" fo:font-size="14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style:font-name="var bs-font-monospace" fo:font-size="12pt" fo:letter-spacing="normal" fo:font-style="normal" fo:font-weight="normal"/>
    </style:style>
    <style:style style:name="T39" style:family="text">
      <style:text-properties fo:font-variant="normal" fo:text-transform="none" style:font-name="var bs-font-monospace" fo:letter-spacing="normal" fo:font-style="normal" fo:font-weight="normal"/>
    </style:style>
    <style:style style:name="T40" style:family="text">
      <style:text-properties fo:font-variant="normal" fo:text-transform="none" fo:letter-spacing="normal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font-size="10.5pt" fo:letter-spacing="normal" fo:font-style="normal" fo:font-weight="normal"/>
    </style:style>
    <style:style style:name="T43" style:family="text">
      <style:text-properties fo:font-variant="normal" fo:text-transform="none" fo:font-size="12pt" fo:letter-spacing="normal" fo:font-style="normal" fo:font-weight="normal"/>
    </style:style>
    <style:style style:name="T44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45" style:family="text">
      <style:text-properties fo:font-variant="normal" fo:text-transform="none" style:font-name="Times New Roman" fo:letter-spacing="normal" fo:font-style="normal" fo:font-weight="normal"/>
    </style:style>
    <style:style style:name="T46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47" style:family="text">
      <style:text-properties style:font-name="courier" fo:font-size="10.5pt" fo:font-weight="normal"/>
    </style:style>
    <style:style style:name="T48" style:family="text">
      <style:text-properties fo:font-size="10.5pt"/>
    </style:style>
    <style:style style:name="T49" style:family="text">
      <style:text-properties fo:font-size="10.5pt" fo:font-weight="normal"/>
    </style:style>
    <style:style style:name="T50" style:family="text">
      <style:text-properties fo:font-weight="normal"/>
    </style:style>
    <style:style style:name="T51" style:family="text">
      <style:text-properties fo:font-weight="normal" fo:background-color="#ffff00"/>
    </style:style>
    <style:style style:name="T52" style:family="text">
      <style:text-properties style:font-name="SFMono-Regular" fo:font-size="10.5pt" fo:font-weight="normal"/>
    </style:style>
    <style:style style:name="T53" style:family="text">
      <style:text-properties fo:color="#1c1c1c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fo:font-size="14pt" style:font-size-asian="14pt" style:font-size-complex="14pt"/>
    </style:style>
    <style:style style:name="T56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1">i</text:span><text:span text:style-name="T41">mport </text:span><text:span text:style-name="T41">numpy </text:span><text:span text:style-name="T41">as </text:span><text:span text:style-name="T41">np </text:span><text:span text:style-name="T41">import </text:span><text:span text:style-name="T41">matplotlib.pyplot </text:span><text:span text:style-name="T41">as </text:span><text:span text:style-name="T41">plt </text:span></text:p>
      <text:p text:style-name="P2"><text:span text:style-name="T41">import </text:span><text:span text:style-name="T41">pandas </text:span><text:span text:style-name="T41">as </text:span><text:span text:style-name="T41">pd </text:span></text:p>
      <text:p text:style-name="P1"><text:span text:style-name="T41"># Importing the dataset </text:span></text:p>
      <text:p text:style-name="P5"><text:span text:style-name="T41">dataset = pd.read_csv(</text:span><text:span text:style-name="T41">'iris.csv'</text:span><text:span text:style-name="T41">) </text:span></text:p>
      <text:p text:style-name="P1"><text:span text:style-name="T41"># Display statistical information about the dataset </text:span></text:p>
      <text:p text:style-name="P2"><text:span text:style-name="T41">dataset.describe() </text:span></text:p>
      <text:p text:style-name="P1"><text:span text:style-name="T41"># Display concise summary of the dataset </text:span></text:p>
      <text:p text:style-name="P2"><text:span text:style-name="T41">dataset.info()</text:span><text:span text:style-name="T41"> </text:span></text:p>
      <text:p text:style-name="P1"><text:span text:style-name="T41"/></text:p>
      <text:p text:style-name="P1"><text:span text:style-name="T41"/></text:p>
      <text:p text:style-name="P2"><text:span text:style-name="T41">i</text:span><text:span text:style-name="T41">mport </text:span><text:span text:style-name="T41">pandas </text:span><text:span text:style-name="T41">as </text:span><text:span text:style-name="T41">pd </text:span></text:p>
      <text:p text:style-name="P1"><text:span text:style-name="T41"># Assuming 'dataset' is the DataFrame containing the dataset </text:span></text:p>
      <text:p text:style-name="P4"><text:span text:style-name="T11">X = dataset.iloc[:, [</text:span><text:span text:style-name="T11">0</text:span><text:span text:style-name="T11">, </text:span><text:span text:style-name="T11">1</text:span><text:span text:style-name="T11">, </text:span><text:span text:style-name="T11">2</text:span><text:span text:style-name="T11">, </text:span><text:span text:style-name="T11">3</text:span><text:span text:style-name="T11">]].values </text:span></text:p>
      <text:p text:style-name="P3"><text:span text:style-name="T11"># Extracting input features </text:span></text:p>
      <text:p text:style-name="P3"><text:span text:style-name="T11"/></text:p>
      <text:p text:style-name="P4"><text:span text:style-name="T11">y = dataset.iloc[:, </text:span><text:span text:style-name="T11">4</text:span><text:span text:style-name="T11">].values </text:span></text:p>
      <text:p text:style-name="P3"><text:span text:style-name="T11"># Extracting the target variable </text:span></text:p>
      <text:p text:style-name="P3"><text:span text:style-name="T11"/></text:p>
      <text:p text:style-name="P13">Selecting the input features (X): The code selects columns 0, 1, 2, and 3 from the dataset to be used as input features.</text:p>
      <text:p text:style-name="P13">Selecting the target variable (y): The code selects column 4 from the dataset as the target variable</text:p>
      <text:p text:style-name="P3"><text:span text:style-name="T11"/></text:p>
      <text:p text:style-name="P3"><text:span text:style-name="T11"/></text:p>
      <text:p text:style-name="P4"><text:span text:style-name="T3">f</text:span><text:span text:style-name="T11">rom</text:span><text:span text:style-name="T10"> </text:span><text:span text:style-name="T11">sklearn.model_selection </text:span></text:p>
      <text:p text:style-name="P4"><text:span text:style-name="T11">import</text:span><text:span text:style-name="T10"> </text:span><text:span text:style-name="T11">train_test_split </text:span></text:p>
      <text:p text:style-name="P4"><text:span text:style-name="T11">from</text:span><text:span text:style-name="T10"> </text:span><text:span text:style-name="T11">sklearn.preprocessing </text:span><text:span text:style-name="T11">import</text:span><text:span text:style-name="T10"> </text:span><text:span text:style-name="T11">StandardScaler </text:span></text:p>
      <text:p text:style-name="P3"><text:span text:style-name="T11"># Split the dataset into training and testing sets</text:span><text:span text:style-name="T10"> </text:span></text:p>
      <text:p text:style-name="P4"><text:span text:style-name="T11">X_train, X_test, y_train, y_test = train_test_split(X, y, test_size=</text:span><text:span text:style-name="T11">0.25</text:span><text:span text:style-name="T11">, random_state=</text:span><text:span text:style-name="T11">0</text:span><text:span text:style-name="T11">) </text:span></text:p>
      <text:p text:style-name="P3"><text:span text:style-name="T11"/></text:p>
      <text:p text:style-name="P3"><text:span text:style-name="T11"># Feature Scaling</text:span><text:span text:style-name="T10"> making mean = 0 and std deviation=1</text:span></text:p>
      <text:p text:style-name="P4"><text:span text:style-name="T11">sc = StandardScaler() </text:span></text:p>
      <text:p text:style-name="P4"><text:span text:style-name="T11">X_train = sc.fit_transform(X_train) </text:span></text:p>
      <text:p text:style-name="P4"><text:span text:style-name="T11">X_test = sc.transform(X_test)</text:span><text:span text:style-name="T53"> </text:span></text:p>
      <text:p text:style-name="P3"><text:span text:style-name="T53"/></text:p>
      <text:p text:style-name="P14"><text:span text:style-name="T37">T</text:span><text:span text:style-name="T22">The code snippet initializes a logistic regression classifier using the </text:span><text:span text:style-name="Source_20_Text"><text:span text:style-name="T22">LogisticRegression </text:span></text:span><text:span text:style-name="T22">class with specific parameters set:</text:span></text:p>
      <text:list xml:id="list4879260514641686454" text:style-name="L3">
        <text:list-item>
          <text:p text:style-name="P15"><text:span text:style-name="Source_20_Text"><text:span text:style-name="T22">random_state = 0</text:span></text:span><text:span text:style-name="T22">: Sets the random seed for reproducibility.</text:span></text:p>
        </text:list-item>
        <text:list-item>
          <text:p text:style-name="P15"><text:span text:style-name="Source_20_Text"><text:span text:style-name="T22">solver='lbfgs'</text:span></text:span><text:span text:style-name="T22">: Specifies the optimization algorithm to use.</text:span></text:p>
        </text:list-item>
        <text:list-item>
          <text:p text:style-name="P15"><text:span text:style-name="Source_20_Text"><text:span text:style-name="T22">multi_class='auto'</text:span></text:span><text:span text:style-name="T22">: Automatically selects the strategy for handling multiple classes.</text:span></text:p>
        </text:list-item>
      </text:list>
      <text:p text:style-name="P10"><text:soft-page-break/><text:span text:style-name="T51">from</text:span><text:span text:style-name="T56"> </text:span><text:span text:style-name="T51">sklearn.linear_model import</text:span><text:span text:style-name="T56"> </text:span><text:span text:style-name="T51">LogisticRegression</text:span><text:span text:style-name="T50"> </text:span></text:p>
      <text:p text:style-name="P10"><text:span text:style-name="T50"># Initialize the Logistic Regression classifier</text:span> </text:p>
      <text:p text:style-name="P11"><text:span text:style-name="T50">classifier = LogisticRegression(random_state=</text:span><text:span text:style-name="T50">0</text:span><text:span text:style-name="T50">, solver=</text:span><text:span text:style-name="T50">'lbfgs'</text:span><text:span text:style-name="T50">,multi_class=</text:span><text:span text:style-name="T50">'auto'</text:span><text:span text:style-name="T50">)</text:span> </text:p>
      <text:p text:style-name="P7"/>
      <text:p text:style-name="P12"><text:span text:style-name="Strong_20_Emphasis"><text:span text:style-name="T23">Classifier</text:span></text:span><text:span text:style-name="T22">: A classifier is a model that assigns labels to instances based on patterns it learns from the training data.</text:span></text:p>
      <text:p text:style-name="P12"><text:span text:style-name="Strong_20_Emphasis"><text:span text:style-name="T23">Training</text:span></text:span><text:span text:style-name="T22">: The process of feeding labeled data to a classifier to adjust its internal parameters and optimize its predictive ability.</text:span></text:p>
      <text:p text:style-name="P7"/>
      <text:p text:style-name="P8"><text:span text:style-name="T41">from</text:span><text:span text:style-name="T40"> </text:span><text:span text:style-name="T41">sklearn.svm </text:span><text:span text:style-name="T41">import</text:span><text:span text:style-name="T40"> </text:span><text:span text:style-name="T41">SVC </text:span></text:p>
      <text:p text:style-name="P8"><text:span text:style-name="T41">classifier = SVC() </text:span></text:p>
      <text:p text:style-name="P7"><text:span text:style-name="T41"># Initialize a Support Vector Classifier</text:span><text:span text:style-name="T40"> </text:span></text:p>
      <text:p text:style-name="P7"><text:span text:style-name="T41"/></text:p>
      <text:p text:style-name="P8"><text:span text:style-name="T41">classifier.fit(X_train, y_train) </text:span></text:p>
      <text:p text:style-name="P7"><text:span text:style-name="T41"># Train the classifier on the training data</text:span> </text:p>
      <text:p text:style-name="P7"/>
      <text:p text:style-name="P6"><text:span text:style-name="T46">The code structure is straightforward. It involves calling the </text:span><text:span text:style-name="Source_20_Text"><text:span text:style-name="T46">predict() </text:span></text:span><text:span text:style-name="T46">method of the </text:span><text:span text:style-name="Source_20_Text"><text:span text:style-name="T46">classifier </text:span></text:span><text:span text:style-name="T46">object with </text:span><text:span text:style-name="Source_20_Text"><text:span text:style-name="T46">X_test </text:span></text:span><text:span text:style-name="T46">as the input data. The predictions are then stored in the </text:span><text:span text:style-name="Source_20_Text"><text:span text:style-name="T46">y_pred </text:span></text:span><text:span text:style-name="T46">variable for further analysis or evaluation.</text:span><text:span text:style-name="T55"> </text:span></text:p>
      <text:p text:style-name="P7"/>
      <text:p text:style-name="P8">y_pred = classifier.predict(X_test)</text:p>
      <text:p text:style-name="P7"/>
      <text:p text:style-name="P12"><text:span text:style-name="Strong_20_Emphasis"><text:span text:style-name="T23">Predicted Probabilities</text:span></text:span><text:span text:style-name="T22">: The code uses the </text:span><text:span text:style-name="Source_20_Text"><text:span text:style-name="T22">predict_proba </text:span></text:span><text:span text:style-name="T22">function from a classifier to obtain the probabilities of each class for the test data.</text:span></text:p>
      <text:p text:style-name="P12"><text:span text:style-name="Strong_20_Emphasis"><text:span text:style-name="T23">Formatting Output</text:span></text:span><text:span text:style-name="T22">: The code formats the output into a table-like structure to display the actual labels, predicted labels, and probabilities for each class.</text:span></text:p>
      <text:p text:style-name="P7"/>
      <text:p text:style-name="P7"/>
      <text:p text:style-name="P8"><text:span text:style-name="T41">probs_y = classifier.predict_proba(X_test) </text:span></text:p>
      <text:p text:style-name="P8"><text:span text:style-name="T41">probs_y = np.</text:span><text:span text:style-name="T41">round</text:span><text:span text:style-name="T41">(probs_y, </text:span><text:span text:style-name="T41">2</text:span><text:span text:style-name="T41">) </text:span></text:p>
      <text:p text:style-name="P8"><text:span text:style-name="T41">res = </text:span><text:span text:style-name="T41">"{:&lt;10} | {:&lt;10} | {:&lt;10} | {:&lt;13} | {:&lt;5}"</text:span><text:span text:style-name="T41">.</text:span><text:span text:style-name="T41">format</text:span><text:span text:style-name="T41">(</text:span><text:span text:style-name="T41">"y_test"</text:span><text:span text:style-name="T41">, </text:span><text:span text:style-name="T41">"y_pred"</text:span><text:span text:style-name="T41">, </text:span><text:span text:style-name="T41">"Setosa(%)"</text:span><text:span text:style-name="T41">, </text:span><text:span text:style-name="T41">"Versicolor(%)"</text:span><text:span text:style-name="T41">, </text:span><text:span text:style-name="T41">"Virginica(%)\n"</text:span><text:span text:style-name="T41">) </text:span></text:p>
      <text:p text:style-name="P8"><text:span text:style-name="T41">res += </text:span><text:span text:style-name="T41">"-"</text:span><text:span text:style-name="T41">*</text:span><text:span text:style-name="T41">65</text:span><text:span text:style-name="T40"> </text:span><text:span text:style-name="T41">+ </text:span><text:span text:style-name="T41">"\n"</text:span><text:span text:style-name="T40"> </text:span></text:p>
      <text:p text:style-name="P8"><text:span text:style-name="T41">res += </text:span><text:span text:style-name="T41">"\n"</text:span><text:span text:style-name="T41">.join(</text:span><text:span text:style-name="T41">"{:&lt;10} | {:&lt;10} | {:&lt;10} | {:&lt;13} | {:&lt;10}"</text:span><text:span text:style-name="T41">.</text:span><text:span text:style-name="T41">format</text:span><text:span text:style-name="T41">(x, y, a, b, c) </text:span></text:p>
      <text:p text:style-name="P8"><text:span text:style-name="T41">for</text:span><text:span text:style-name="T40"> </text:span><text:span text:style-name="T41">x, y, a, b, c </text:span><text:span text:style-name="T41">in</text:span><text:span text:style-name="T40"> </text:span><text:span text:style-name="T41">zip</text:span><text:span text:style-name="T41">(y_test, y_pred, probs_y[:,</text:span><text:span text:style-name="T41">0</text:span><text:span text:style-name="T41">], probs_y[:,</text:span><text:span text:style-name="T41">1</text:span><text:span text:style-name="T41">], probs_y[:,</text:span><text:span text:style-name="T41">2</text:span><text:span text:style-name="T41">])) </text:span></text:p>
      <text:p text:style-name="P8"><text:span text:style-name="T41">res += </text:span><text:span text:style-name="T41">"\n"</text:span><text:span text:style-name="T40"> </text:span><text:span text:style-name="T41">+ </text:span><text:span text:style-name="T41">"-"</text:span><text:span text:style-name="T41">*</text:span><text:span text:style-name="T41">65</text:span><text:span text:style-name="T40"> </text:span><text:span text:style-name="T41">+ </text:span><text:span text:style-name="T41">"\n"</text:span> </text:p>
      <text:p text:style-name="P9"/>
      <text:p text:style-name="P9">print(res)</text:p>
      <text:p text:style-name="P6"># Making the Confusion Matrix</text:p>
      <text:p text:style-name="P9">from sklearn.metrics import confusion_matrix</text:p>
      <text:p text:style-name="P9">cm = confusion_matrix(y_test, y_pred)</text:p>
      <text:p text:style-name="P9">print(cm)</text:p>
      <text:p text:style-name="P6"/>
      <text:p text:style-name="P6"># Plot confusion matrix</text:p>
      <text:p text:style-name="P9">import seaborn as sns</text:p>
      <text:p text:style-name="P9">import pandas as pd</text:p>
      <text:p text:style-name="P6"><text:soft-page-break/># confusion matrix sns heatmap</text:p>
      <text:p text:style-name="P6">## https://www.kaggle.com/agungor2/various-confusion-matrix-plots</text:p>
      <text:p text:style-name="P9">ax = plt.axes()</text:p>
      <text:p text:style-name="P9">df_cm = cm</text:p>
      <text:p text:style-name="P9">sns.heatmap(df_cm, annot=True, annot_kws={&amp;quot;size&amp;quot;: 30}, fmt=&amp;#39;d&amp;#39;,cmap=&amp;quot;Blues&amp;quot;, ax = ax )</text:p>
      <text:p text:style-name="P9">ax.set_title(&amp;#39;Confusion Matrix&amp;#39;)</text:p>
      <text:p text:style-name="P9"/>
      <text:p text:style-name="P9"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Tahoma1" svg:font-family="Tahoma"/>
    <style:font-face style:name="courier" svg:font-family="courier, monospace"/>
    <style:font-face style:name="var bs-font-monospace" svg:font-family="'var bs-font-monospace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37S</meta:editing-duration>
    <meta:editing-cycles>7</meta:editing-cycles>
    <meta:generator>OpenOffice/4.1.4$Win32 OpenOffice.org_project/414m5$Build-9788</meta:generator>
    <dc:date>2024-06-11T08:54:01.20</dc:date>
    <meta:document-statistic meta:table-count="0" meta:image-count="0" meta:object-count="0" meta:page-count="3" meta:paragraph-count="65" meta:word-count="470" meta:character-count="3461"/>
    <meta:user-defined meta:name="Info 1"/>
    <meta:user-defined meta:name="Info 2"/>
    <meta:user-defined meta:name="Info 3"/>
    <meta:user-defined meta:name="Info 4"/>
  </office:meta>
</office:document-meta>
</file>